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transactionalWithJUnitJupite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notTransactionalWithJUnitJupite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transactionalWithExceededJUnitJupite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ase.notTransactionalWithExceededJUnitJupite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dTransactionalSpringExtensionTests.springTransactionsWorkWithJUnitJupiterTime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